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4.574cm" svg:height="1.886cm" svg:x="3.691cm" svg:y="6.759cm">
          <text:p text:style-name="P1"><text:span text:style-name="T1">TrainingStrategy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3.775cm" svg:height="1.886cm" svg:x="10.635cm" svg:y="6.735cm">
          <text:p text:style-name="P1"><text:span text:style-name="T1">Training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0.635cm" svg:y1="7.678cm" svg:x2="8.265cm" svg:y2="7.702cm" draw:start-shape="id1" draw:end-shape="id2" svg:d="m10635 7678-2370 24">
          <text:p/>
        </draw:connector>
        <draw:frame draw:style-name="gr2" draw:text-style-name="P4" draw:layer="layout" svg:width="1.645cm" svg:height="0.721cm" svg:x="8.87cm" svg:y="7.054cm">
          <draw:text-box>
            <text:p><text:span text:style-name="T2">builds </text:span></text:p>
          </draw:text-box>
        </draw:frame>
        <draw:custom-shape draw:name="ClassName" draw:style-name="SolidLine" draw:text-style-name="P2" xml:id="id3" draw:id="id3" draw:layer="layout" svg:width="5.079cm" svg:height="1.886cm" svg:x="9.99cm" svg:y="10.525cm">
          <text:p text:style-name="P1"><text:span text:style-name="T1">TrainingRate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2.529cm" svg:y1="10.525cm" svg:x2="12.522cm" svg:y2="8.621cm" draw:start-shape="id3" draw:start-glue-point="0" draw:end-shape="id1" draw:end-glue-point="2" svg:d="m12529 10525-7-1904">
          <text:p/>
        </draw:connector>
        <draw:frame draw:style-name="gr2" draw:text-style-name="P4" draw:layer="layout" svg:width="1.23cm" svg:height="0.721cm" svg:x="12.588cm" svg:y="9.341cm">
          <draw:text-box>
            <text:p><text:span text:style-name="T2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LibreOffice/3.5$Linux_X86_64 LibreOffice_project/350m1$Build-202</meta:generator>
    <dc:date>2012-08-16T17:29:42</dc:date>
    <meta:editing-duration>PT3H34M42S</meta:editing-duration>
    <meta:editing-cycles>26</meta:editing-cycles>
    <meta:document-statistic meta:object-count="7"/>
  </office:meta>
</office:document-meta>
</file>